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 style:list-style-name="L2">
      <style:paragraph-properties fo:orphans="2" fo:widows="2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in" loext:contextual-spacing="false" fo:orphans="2" fo:widows="2"/>
    </style:style>
    <style:style style:name="P7" style:family="paragraph" style:parent-style-name="Quotations" style:list-style-name="L2">
      <style:paragraph-properties fo:orphans="2" fo:widows="2"/>
    </style:style>
    <style:style style:name="T1" style:family="text">
      <style:text-properties fo:font-variant="normal" fo:text-transform="none" fo:color="#000000" style:font-name="Times New Roman" fo:letter-spacing="normal" fo:font-style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4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Errata for </text:span><text:span text:style-name="Emphasis"><text:span text:style-name="T1">Data Structures and Algorithms in Python</text:span></text:span></text:h>
      <text:p text:style-name="P3"><text:a xlink:type="simple" xlink:href="http://www.wiley.com/WileyCDA/WileyTitle/productCd-EHEP002510.html" text:style-name="Internet_20_link" text:visited-style-name="Visited_20_Internet_20_Link">Data Structures and Algorithms in Python</text:a><text:span text:style-name="T2"> <text:line-break/>by Michael T. Goodrich, Roberto Tamassia, and Michael H. Goldwasser <text:line-break/>ISBN 978-1-118-29027-9, Wiley </text:span></text:p>
      <text:p text:style-name="P4">This errata is based upon the first printing (March 2013).</text:p>
      <text:list xml:id="list2283787564" text:style-name="L2">
        <text:list-item>
          <text:p text:style-name="P5">Chapter 1</text:p>
          <text:list>
            <text:list-item>
              <text:p text:style-name="P6"><text:span text:style-name="T2">Page 3, line 9:<text:line-break/>Replace </text:span><text:span text:style-name="Teletype"><text:span text:style-name="T3">value_map</text:span></text:span><text:span text:style-name="T2"> with </text:span><text:span text:style-name="Teletype"><text:span text:style-name="T3">points</text:span></text:span></text:p>
            </text:list-item>
            <text:list-item>
              <text:p text:style-name="P6"><text:span text:style-name="T2">Page 14, description of </text:span><text:span text:style-name="Teletype"><text:span text:style-name="T2">s[start:stop:step]</text:span></text:span><text:span text:style-name="T2"> at bottom:<text:line-break/>Remove the word </text:span><text:span text:style-name="T3">or</text:span><text:span text:style-name="T2"> that follows </text:span><text:span text:style-name="T3">equalling</text:span></text:p>
            </text:list-item>
            <text:list-item>
              <text:p text:style-name="P2"><text:span text:style-name="T2">Page 24, body of </text:span><text:span text:style-name="Teletype"><text:span text:style-name="T2">contains</text:span></text:span><text:span text:style-name="T2"> method:<text:line-break/>The first line should read</text:span></text:p>
              <text:p text:style-name="P7"><text:span text:style-name="Teletype"><text:span text:style-name="T3">for</text:span></text:span><text:span text:style-name="Teletype"><text:span text:style-name="T2"> item </text:span></text:span><text:span text:style-name="Teletype"><text:span text:style-name="T3">in</text:span></text:span><text:span text:style-name="Teletype"><text:span text:style-name="T2"> data:</text:span></text:span></text:p>
            </text:list-item>
          </text:list>
          <text:p text:style-name="P6"/>
        </text:list-item>
        <text:list-item>
          <text:p text:style-name="P5">Chapter 2</text:p>
          <text:list>
            <text:list-item>
              <text:p text:style-name="P5">Page 65, line 4 of second nested bullet:<text:line-break/>Replace <text:span text:style-name="T4">its affect</text:span> with <text:span text:style-name="T4">its effect</text:span></text:p>
            </text:list-item>
          </text:list>
          <text:p text:style-name="P6"/>
        </text:list-item>
        <text:list-item>
          <text:p text:style-name="P5">Chapter 3</text:p>
          <text:list>
            <text:list-item>
              <text:p text:style-name="P6"><text:span text:style-name="T2">Page 136, line 5 of Code Fragment 3.8:<text:line-break/>Should read<text:line-break/></text:span><text:span text:style-name="Teletype"><text:span text:style-name="T3">if</text:span></text:span><text:span text:style-name="Teletype"><text:span text:style-name="T2"> temp[j-1] == temp[j]:</text:span></text:span></text:p>
            </text:list-item>
          </text:list>
          <text:p text:style-name="P6"/>
        </text:list-item>
        <text:list-item>
          <text:p text:style-name="P5">Chapter 4</text:p>
          <text:list>
            <text:list-item>
              <text:p text:style-name="P6"><text:span text:style-name="T2">Page 164, line 8 of first paragraph:<text:line-break/>Replace </text:span><text:span text:style-name="Emphasis"><text:span text:style-name="T3">k</text:span></text:span><text:span text:style-name="T2"> with </text:span><text:span text:style-name="Emphasis"><text:span text:style-name="T3">k + 1</text:span></text:span></text:p>
            </text:list-item>
            <text:list-item>
              <text:p text:style-name="P5">Page 164, line 5 of second paragraph:<text:line-break/>Replace <text:span text:style-name="T4">reflect</text:span> with <text:span text:style-name="T4">reflected</text:span></text:p>
            </text:list-item>
            <text:list-item>
              <text:p text:style-name="P6"><text:span text:style-name="T2">Page 165, Code Fragment 4.6:<text:line-break/>The recursive calls at lines 4 and 5 should be to function </text:span><text:span text:style-name="Teletype"><text:span text:style-name="T3">unique3</text:span></text:span><text:span text:style-name="T2"> rather than </text:span><text:span text:style-name="Teletype"><text:span text:style-name="T3">unique</text:span></text:span></text:p>
            </text:list-item>
            <text:list-item>
              <text:p text:style-name="P6"><text:span text:style-name="T2">Page 167, 8 of first paragraph:<text:line-break/>Replace </text:span><text:span text:style-name="Teletype"><text:span text:style-name="T3">bad_recursion</text:span></text:span><text:span text:style-name="T2"> with </text:span><text:span text:style-name="Teletype"><text:span text:style-name="T3">bad_fibonacci</text:span></text:span></text:p>
            </text:list-item>
            <text:list-item>
              <text:p text:style-name="P5">Page 178, line 2 of fourth paragraph:<text:line-break/>Replace <text:span text:style-name="T4">axillary</text:span> with <text:span text:style-name="T4">auxiliary</text:span></text:p>
            </text:list-item>
            <text:list-item>
              <text:p text:style-name="P5"><text:soft-page-break/>Page 182, line 1 of Notes:<text:line-break/>Replace <text:span text:style-name="T4">folkore</text:span> with <text:span text:style-name="T4">folklore</text:span></text:p>
            </text:list-item>
          </text:list>
          <text:p text:style-name="P6"/>
        </text:list-item>
        <text:list-item>
          <text:p text:style-name="P5">Chapter 5</text:p>
          <text:list>
            <text:list-item>
              <text:p text:style-name="P5">Page 218, line 15 of Code Fragment 5.11 (comment):<text:line-break/>Replace <text:span text:style-name="T4">encripted</text:span> with <text:span text:style-name="T4">encrypted</text:span></text:p>
            </text:list-item>
            <text:list-item>
              <text:p text:style-name="P5">Page 226, Exercise C-5.25:<text:line-break/>The last sentence should begin with the word <text:span text:style-name="T4">Note</text:span> rather than <text:span text:style-name="T4">Not</text:span>.</text:p>
            </text:list-item>
          </text:list>
          <text:p text:style-name="P6"/>
        </text:list-item>
        <text:list-item>
          <text:p text:style-name="P5">Chapter 10</text:p>
          <text:list>
            <text:list-item>
              <text:p text:style-name="P5">Page 404, line 2 of Code Fragment 10.1 caption:<text:line-break/>Replace <text:span text:style-name="T4">integer keys and single-character values</text:span> with <text:span text:style-name="T4">single-character keys and integer values</text:span>.</text:p>
            </text:list-item>
            <text:list-item>
              <text:p text:style-name="P6"><text:span text:style-name="T2">Page 455, Exercise C-10.34:<text:line-break/>Replace </text:span><text:span text:style-name="Teletype"><text:span text:style-name="T3">HashTableBase</text:span></text:span><text:span text:style-name="T2"> with </text:span><text:span text:style-name="Teletype"><text:span text:style-name="T3">HashMapBase</text:span></text:span><text:span text:style-name="T2">.</text:span></text:p>
            </text:list-item>
          </text:list>
          <text:p text:style-name="P6"/>
        </text:list-item>
        <text:list-item>
          <text:p text:style-name="P5">Chapter 11</text:p>
          <text:list>
            <text:list-item>
              <text:p text:style-name="P6"><text:span text:style-name="T2">Page 525, line 2 of fourth paragraph:<text:line-break/>Replace </text:span><text:span text:style-name="Teletype"><text:span text:style-name="T3">_rebalance_hook</text:span></text:span><text:span text:style-name="T2"> with </text:span><text:span text:style-name="Teletype"><text:span text:style-name="T3">_rebalance_delete</text:span></text:span></text:p>
            </text:list-item>
          </text:list>
          <text:p text:style-name="P6"/>
        </text:list-item>
        <text:list-item>
          <text:p text:style-name="P5">Chapter 14</text:p>
          <text:list>
            <text:list-item>
              <text:p text:style-name="P6"><text:span text:style-name="T2">Page 646, line -1 of prose:<text:line-break/>Replace </text:span><text:span text:style-name="Teletype"><text:span text:style-name="T3">dfs_all</text:span></text:span><text:span text:style-name="T2"> with </text:span><text:span text:style-name="Teletype"><text:span text:style-name="T3">dfs_complete</text:span></text:span></text:p>
            </text:list-item>
            <text:list-item>
              <text:p text:style-name="P5">Page 685, line 25:<text:line-break/>Replace <text:span text:style-name="T4">containging</text:span> with <text:span text:style-name="T4">containing</text:span>, and replace <text:span text:style-name="T4">return</text:span> with <text:span text:style-name="T4">returns</text:span>.</text:p>
            </text:list-item>
            <text:list-item>
              <text:p text:style-name="P1">Page 685, line 31:<text:line-break/>Replace <text:span text:style-name="T4">containg</text:span> with <text:span text:style-name="T4">containing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1:48:15.018422065</meta:creation-date>
    <dc:date>2018-09-17T21:49:19.301091690</dc:date>
    <meta:editing-duration>PT1M5S</meta:editing-duration>
    <meta:editing-cycles>1</meta:editing-cycles>
    <meta:document-statistic meta:table-count="0" meta:image-count="0" meta:object-count="0" meta:page-count="2" meta:paragraph-count="38" meta:word-count="329" meta:character-count="1833" meta:non-whitespace-character-count="1567"/>
    <meta:generator>LibreOffice/6.0.3.2$Linux_X86_64 LibreOffice_project/00m0$Build-2</meta:generator>
  </office:meta>
</office:document-meta>
</file>